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modern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 style:font-family-generic="system" style:font-pitch="variable"/>
    <style:font-face style:name="맑은 고딕3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4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맑은 고딕3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맑은 고딕1" style:font-size-complex="11pt"/>
    </style:style>
    <style:style style:name="ce9" style:family="table-cell" style:parent-style-name="Default">
      <style:text-properties style:font-name="Noto Sans" fo:font-size="11pt" style:font-name-asian="Noto Sans" style:font-size-asian="11pt" style:font-size-complex="11pt"/>
    </style:style>
    <style:style style:name="T1" style:family="text">
      <style:text-properties style:font-name="Noto Sans CJK KR1"/>
    </style:style>
    <style:style style:name="T2" style:family="text">
      <style:text-properties fo:color="#000000" style:font-name="Noto Sans CJK K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맑은 고딕1" style:font-name-asian="맑은 고딕1" style:font-name-complex="맑은 고딕1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7" table:default-cell-style-name="ce3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4" office:value-type="string" calcext:value-type="string">
            <text:p>파라미터</text:p>
          </table:table-cell>
          <table:table-cell table:style-name="ce1" office:value-type="string" calcext:value-type="string">
            <text:p>구현여부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 office:value-type="string" calcext:value-type="string">
            <text:p>o</text:p>
          </table:table-cell>
          <table:table-cell table:style-name="ce9" table:number-columns-repeated="16377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<text:span text:style-name="T1">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content, password, prev_comment_i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comment_id, </text:span><text:span text:style-name="T3">conte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 table:number-rows-repeated="104854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modern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 style:font-family-generic="system" style:font-pitch="variable"/>
    <style:font-face style:name="맑은 고딕3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 style:data-style-name="N2" text:time-value="00:27:29.4458179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4T03:30:27.052563600</dc:date>
    <meta:editing-cycles>68</meta:editing-cycles>
    <meta:editing-duration>PT13H51M9S</meta:editing-duration>
    <meta:document-statistic meta:table-count="1" meta:cell-count="135" meta:object-count="0"/>
  </office:meta>
</office:document-meta>
</file>